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ibre Franklin" svg:font-family="'Libre Franklin', sans-serif, sans-serif"/>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Text_20_body">
      <style:text-properties fo:font-variant="normal" fo:text-transform="none" fo:color="#000000" style:font-name="Arial" fo:font-size="12pt" fo:letter-spacing="normal" fo:font-style="normal" fo:font-weight="normal" style:font-size-asian="12pt" style:font-size-complex="12pt"/>
    </style:style>
    <style:style style:name="P3" style:family="paragraph" style:parent-style-name="Text_20_body">
      <style:paragraph-properties fo:margin-left="0in" fo:margin-right="0in" fo:orphans="2" fo:widows="2" fo:text-indent="0in" style:auto-text-indent="false"/>
      <style:text-properties fo:font-variant="normal" fo:text-transform="none" fo:color="#000000" style:font-name="Arial" fo:font-size="12pt" fo:letter-spacing="normal" fo:font-style="normal" fo:font-weight="normal" style:font-size-asian="12pt" style:font-size-complex="12pt"/>
    </style:style>
    <style:style style:name="P4" style:family="paragraph" style:parent-style-name="Text_20_body">
      <style:paragraph-properties fo:margin-left="0in" fo:margin-right="0in" fo:orphans="2" fo:widows="2" fo:text-indent="0in" style:auto-text-indent="false"/>
      <style:text-properties style:font-name="Arial"/>
    </style:style>
    <style:style style:name="P5" style:family="paragraph" style:parent-style-name="Text_20_body">
      <style:paragraph-properties fo:margin-left="0in" fo:margin-right="0in" fo:margin-top="0in" fo:margin-bottom="0.0972in" loext:contextual-spacing="false" fo:orphans="2" fo:widows="2" fo:text-indent="0in" style:auto-text-indent="false"/>
      <style:text-properties fo:font-variant="normal" fo:text-transform="none" fo:color="#000000" style:font-name="Arial" fo:font-size="12pt" fo:letter-spacing="normal" fo:font-style="normal" fo:font-weight="normal" style:font-size-asian="12pt" style:font-size-complex="12pt"/>
    </style:style>
    <style:style style:name="T1" style:family="text">
      <style:text-properties style:font-name="Arial"/>
    </style:style>
    <style:style style:name="T2" style:family="text">
      <style:text-properties officeooo:rsid="0003176c"/>
    </style:style>
    <style:style style:name="T3" style:family="text">
      <style:text-properties fo:font-variant="normal" fo:text-transform="none" fo:color="#000000" fo:font-size="12pt" fo:letter-spacing="normal" fo:font-style="normal" fo:font-weight="normal" style:font-size-asian="12pt" style:font-size-complex="12pt"/>
    </style:style>
    <style:style style:name="T4" style:family="text">
      <style:text-properties fo:font-variant="normal" fo:text-transform="none" fo:color="#000000" fo:font-size="12pt" fo:letter-spacing="normal" fo:font-style="normal" fo:font-weight="normal" officeooo:rsid="0003176c" style:font-size-asian="12pt" style:font-size-complex="12pt"/>
    </style:style>
    <style:style style:name="T5" style:family="text">
      <style:text-properties fo:font-variant="normal" fo:text-transform="none" fo:color="#000000" fo:font-size="12pt" fo:letter-spacing="normal" fo:font-style="normal" fo:font-weight="normal" officeooo:rsid="00051531" style:font-size-asian="12pt" style:font-size-complex="12pt"/>
    </style:style>
    <style:style style:name="T6" style:family="text">
      <style:text-properties fo:font-variant="normal" fo:text-transform="none" fo:color="#000000" style:font-name="Arial" fo:font-size="12pt" fo:letter-spacing="normal" fo:font-style="normal" fo:font-weight="normal" style:font-size-asian="12pt" style:font-size-complex="12pt"/>
    </style:style>
  </office:automatic-styles>
  <office:body>
    <office:text>
      <text:tracked-changes>
        <text:changed-region xml:id="ct2529953665904" text:id="ct2529953665904">
          <text:insertion>
            <office:change-info>
              <dc:creator>Unknown Author</dc:creator>
              <dc:date>2023-11-23T17:00:47.288000000</dc:date>
            </office:change-info>
          </text:insertion>
        </text:changed-region>
        <text:changed-region xml:id="ct2529953663984" text:id="ct2529953663984">
          <text:deletion>
            <office:change-info>
              <dc:creator>Unknown Author</dc:creator>
              <dc:date>2023-11-23T17:00:47.288000000</dc:date>
            </office:change-info>
            <text:p text:style-name="P5"><text:span text:style-name="T1">&lt;YEAR&gt; &lt;COPYRIGHT HOLDER</text:span></text:p>
          </text:deletion>
        </text:changed-region>
        <text:changed-region xml:id="ct2529953666624" text:id="ct2529953666624">
          <text:insertion>
            <office:change-info>
              <dc:creator>Unknown Author</dc:creator>
              <dc:date>2023-11-23T17:00:47.288000000</dc:date>
            </office:change-info>
          </text:insertion>
        </text:changed-region>
        <text:changed-region xml:id="ct2529752952032" text:id="ct2529752952032">
          <text:deletion>
            <office:change-info>
              <dc:creator>Unknown Author</dc:creator>
              <dc:date>2023-11-23T17:05:11</dc:date>
            </office:change-info>
            <text:p text:style-name="P3"><text:span text:style-name="T2">P</text:span></text:p>
          </text:deletion>
        </text:changed-region>
        <text:changed-region xml:id="ct2529752952992" text:id="ct2529752952992">
          <text:deletion>
            <office:change-info>
              <dc:creator>Unknown Author</dc:creator>
              <dc:date>2023-11-23T17:05:40</dc:date>
            </office:change-info>
            <text:p text:style-name="P3">, <text:span text:style-name="T2">free of charge,</text:span></text:p>
          </text:deletion>
        </text:changed-region>
        <text:changed-region xml:id="ct2529752951792" text:id="ct2529752951792">
          <text:insertion>
            <office:change-info>
              <dc:creator>Unknown Author</dc:creator>
              <dc:date>2023-11-23T17:00:47.288000000</dc:date>
            </office:change-info>
          </text:insertion>
        </text:changed-region>
        <text:changed-region xml:id="ct2529991409104" text:id="ct2529991409104">
          <text:deletion>
            <office:change-info>
              <dc:creator>Unknown Author</dc:creator>
              <dc:date>2023-11-23T17:06:28</dc:date>
            </office:change-info>
            <text:p text:style-name="P3"><text:span text:style-name="T2">and </text:span></text:p>
          </text:deletion>
        </text:changed-region>
        <text:changed-region xml:id="ct2529991404784" text:id="ct2529991404784">
          <text:insertion>
            <office:change-info>
              <dc:creator>Unknown Author</dc:creator>
              <dc:date>2023-11-23T17:06:52</dc:date>
            </office:change-info>
          </text:insertion>
        </text:changed-region>
        <text:changed-region xml:id="ct2530025950928" text:id="ct2530025950928">
          <text:deletion>
            <office:change-info>
              <dc:creator>Unknown Author</dc:creator>
              <dc:date>2023-11-23T17:07:03</dc:date>
            </office:change-info>
            <text:p text:style-name="P3"><text:span text:style-name="T2">files</text:span> </text:p>
          </text:deletion>
        </text:changed-region>
        <text:changed-region xml:id="ct2529991410784" text:id="ct2529991410784">
          <text:insertion>
            <office:change-info>
              <dc:creator>Unknown Author</dc:creator>
              <dc:date>2023-11-23T17:00:47.288000000</dc:date>
            </office:change-info>
          </text:insertion>
        </text:changed-region>
        <text:changed-region xml:id="ct2529991405264" text:id="ct2529991405264">
          <text:insertion>
            <office:change-info>
              <dc:creator>Unknown Author</dc:creator>
              <dc:date>2023-11-23T17:00:47.288000000</dc:date>
            </office:change-info>
          </text:insertion>
        </text:changed-region>
        <text:changed-region xml:id="ct2530025949248" text:id="ct2530025949248">
          <text:insertion>
            <office:change-info>
              <dc:creator>Unknown Author</dc:creator>
              <dc:date>2023-11-23T17:00:47.288000000</dc:date>
            </office:change-info>
          </text:insertion>
        </text:changed-region>
        <text:changed-region xml:id="ct2529987721088" text:id="ct2529987721088">
          <text:insertion>
            <office:change-info>
              <dc:creator>Unknown Author</dc:creator>
              <dc:date>2023-11-23T17:00:47.288000000</dc:date>
            </office:change-info>
          </text:insertion>
        </text:changed-region>
        <text:changed-region xml:id="ct2529987719888" text:id="ct2529987719888">
          <text:insertion>
            <office:change-info>
              <dc:creator>Unknown Author</dc:creator>
              <dc:date>2023-11-23T17:00:47.288000000</dc:date>
            </office:change-info>
          </text:insertion>
        </text:changed-region>
        <text:changed-region xml:id="ct2529987710768" text:id="ct2529987710768">
          <text:deletion>
            <office:change-info>
              <dc:creator>Unknown Author</dc:creator>
              <dc:date>2023-11-23T17:09:58</dc:date>
            </office:change-info>
            <text:p text:style-name="P4"><text:span text:style-name="T4">use,</text:span><text:span text:style-name="T3"> </text:span></text:p>
          </text:deletion>
        </text:changed-region>
        <text:changed-region xml:id="ct2529987721328" text:id="ct2529987721328">
          <text:deletion>
            <office:change-info>
              <dc:creator>Unknown Author</dc:creator>
              <dc:date>2023-11-23T17:10:20</dc:date>
            </office:change-info>
            <text:p text:style-name="P4"><text:span text:style-name="T4">modify, </text:span></text:p>
          </text:deletion>
        </text:changed-region>
        <text:changed-region xml:id="ct2529987714848" text:id="ct2529987714848">
          <text:insertion>
            <office:change-info>
              <dc:creator>Unknown Author</dc:creator>
              <dc:date>2023-11-23T17:00:47.288000000</dc:date>
            </office:change-info>
          </text:insertion>
        </text:changed-region>
        <text:changed-region xml:id="ct2529991404304" text:id="ct2529991404304">
          <text:deletion>
            <office:change-info>
              <dc:creator>Unknown Author</dc:creator>
              <dc:date>2023-11-23T17:00:47.288000000</dc:date>
            </office:change-info>
            <text:p text:style-name="P4"><text:span text:style-name="T6">merge, publish, distribute, sublicense, and/or sell copies of the Software, and to permit persons to whom the Software is furnished to do so,</text:span></text:p>
            <text:p text:style-name="P2"/>
          </text:deletion>
        </text:changed-region>
        <text:changed-region xml:id="ct2530032258480" text:id="ct2530032258480">
          <text:insertion>
            <office:change-info>
              <dc:creator>Unknown Author</dc:creator>
              <dc:date>2023-11-23T17:00:47.288000000</dc:date>
            </office:change-info>
          </text:insertion>
        </text:changed-region>
        <text:changed-region xml:id="ct2529991409824" text:id="ct2529991409824">
          <text:insertion>
            <office:change-info>
              <dc:creator>Unknown Author</dc:creator>
              <dc:date>2023-11-23T17:12:24</dc:date>
            </office:change-info>
          </text:insertion>
        </text:changed-region>
        <text:changed-region xml:id="ct2529991407904" text:id="ct2529991407904">
          <text:insertion>
            <office:change-info>
              <dc:creator>Unknown Author</dc:creator>
              <dc:date>2023-11-23T17:00:47.288000000</dc:date>
            </office:change-info>
          </text:insertion>
        </text:changed-region>
        <text:changed-region xml:id="ct2529987714608" text:id="ct2529987714608">
          <text:insertion>
            <office:change-info>
              <dc:creator>Unknown Author</dc:creator>
              <dc:date>2023-11-23T17:00:47.288000000</dc:date>
            </office:change-info>
          </text:insertion>
        </text:changed-region>
        <text:changed-region xml:id="ct2529752951072" text:id="ct2529752951072">
          <text:insertion>
            <office:change-info>
              <dc:creator>Unknown Author</dc:creator>
              <dc:date>2023-11-23T17:00:47.288000000</dc:date>
            </office:change-info>
          </text:insertion>
        </text:changed-region>
        <text:changed-region xml:id="ct2529752951312" text:id="ct2529752951312">
          <text:insertion>
            <office:change-info>
              <dc:creator>Unknown Author</dc:creator>
              <dc:date>2023-11-23T17:00:47.288000000</dc:date>
            </office:change-info>
          </text:insertion>
        </text:changed-region>
        <text:changed-region xml:id="ct2529752952512" text:id="ct2529752952512">
          <text:deletion>
            <office:change-info>
              <dc:creator>Unknown Author</dc:creator>
              <dc:date>2023-11-23T17:03:42</dc:date>
            </office:change-info>
            <text:p text:style-name="P3"><text:span text:style-name="T2">shall</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Copyright <text:change-start text:change-id="ct2529953665904"/>(c) &lt;year&gt; &lt;copyright holders<text:change-end text:change-id="ct2529953665904"/><text:change text:change-id="ct2529953663984"/>&gt;</text:p>
      <text:p text:style-name="P3"><text:change-start text:change-id="ct2529953666624"/>The Universal Permissive License (UPL), Version 1.0</text:p>
      <text:p text:style-name="P3">Subject to the condition set forth below, <text:change-end text:change-id="ct2529953666624"/><text:change text:change-id="ct2529752952032"/>permission is hereby granted<text:change text:change-id="ct2529752952992"/> to any person obtaining a copy of this software<text:change-start text:change-id="ct2529752951792"/>, <text:change-end text:change-id="ct2529752951792"/><text:change text:change-id="ct2529991409104"/>associated documentation<text:change-start text:change-id="ct2529991404784"/> <text:change-end text:change-id="ct2529991404784"/><text:change text:change-id="ct2530025950928"/><text:change-start text:change-id="ct2529991410784"/>and/or data <text:change-end text:change-id="ct2529991410784"/>(<text:change-start text:change-id="ct2529991405264"/>collectively <text:change-end text:change-id="ct2529991405264"/>the “Software”),<text:change-start text:change-id="ct2530025949248"/> free of charge and under any and all copyright rights in the Software, and any and all patent rights owned or freely licensable by each licensor hereunder covering either (i) the unmodified Software as contributed to or provided by such licensor, or (ii) the Larger Works (as defined below), <text:change-end text:change-id="ct2530025949248"/>to deal in<text:change-start text:change-id="ct2529987721088"/> both</text:p>
      <text:p text:style-name="P3">(a) <text:change-end text:change-id="ct2529987721088"/>the Software<text:change-start text:change-id="ct2529987719888"/>, and</text:p>
      <text:p text:style-name="P3">(b) any piece of software and/or hardware listed in the lrgrwrks.txt file if one is included with the Software (each a “Larger Work” to which the Software is contributed by such licensors),</text:p>
      <text:p text:style-name="P4"><text:change-end text:change-id="ct2529987719888"/><text:span text:style-name="T3">without restriction, including without limitation the rights to </text:span><text:change text:change-id="ct2529987710768"/><text:span text:style-name="T3">copy, </text:span><text:change text:change-id="ct2529987721328"/><text:change-start text:change-id="ct2529987714848"/><text:span text:style-name="T3">create derivative works of, display, perform, and distribute the Software and make, use, sell, offer for sale, import, export, have made, and have sold the Software and the Larger Work(s), and to sublicense the foregoing rights on either these or other terms.</text:span><text:change-end text:change-id="ct2529987714848"/><text:change text:change-id="ct2529991404304"/><text:change-start text:change-id="ct2530032258480"/><text:span text:style-name="T3">This license is </text:span><text:change-end text:change-id="ct2530032258480"/><text:span text:style-name="T3">subject to the following condition</text:span><text:change-start text:change-id="ct2529991409824"/><text:span text:style-name="T5">s</text:span><text:change-end text:change-id="ct2529991409824"/><text:span text:style-name="T3">:</text:span><text:change-start text:change-id="ct2529991407904"/></text:p>
      <text:p text:style-name="P3"><text:change-end text:change-id="ct2529991407904"/>The above copyright notice and <text:change-start text:change-id="ct2529987714608"/>either <text:change-end text:change-id="ct2529987714608"/>this <text:change-start text:change-id="ct2529752951072"/>complete <text:change-end text:change-id="ct2529752951072"/>permission notice <text:change-start text:change-id="ct2529752951312"/>or at a minimum a reference to the UPL must <text:change-end text:change-id="ct2529752951312"/><text:change text:change-id="ct2529752952512"/>be included in all copies or substantial portions of the Software.</text:p>
      <text:p text:style-name="Standard"><text:span text:style-name="T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ibre Franklin" svg:font-family="'Libre Franklin', sans-serif, sans-serif"/>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11-23T16:59:53.942000000</meta:creation-date>
    <dc:date>2023-11-23T17:13:32.905000000</dc:date>
    <meta:editing-duration>PT3M8S</meta:editing-duration>
    <meta:editing-cycles>2</meta:editing-cycles>
    <meta:generator>LibreOffice/6.3.4.2$Windows_X86_64 LibreOffice_project/60da17e045e08f1793c57c00ba83cdfce946d0aa</meta:generator>
    <meta:document-statistic meta:table-count="0" meta:image-count="0" meta:object-count="0" meta:page-count="1" meta:paragraph-count="8" meta:word-count="293" meta:character-count="1817" meta:non-whitespace-character-count="1532"/>
  </office:meta>
</office:document-meta>
</file>